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814cm" fo:min-width="1.691cm"/>
    </style:style>
    <style:style style:name="gr2" style:family="graphic" style:parent-style-name="standard">
      <style:graphic-properties draw:stroke="none" draw:fill="solid" draw:fill-color="#ff3333" draw:opacity="30%" draw:textarea-horizontal-align="justify" draw:textarea-vertical-align="middle" draw:auto-grow-height="false" fo:min-height="0.639cm" fo:min-width="11.184cm" draw:shadow-opacity="30%"/>
    </style:style>
    <style:style style:name="gr3" style:family="graphic" style:parent-style-name="standard">
      <style:graphic-properties draw:stroke="none" draw:opacity="30%" draw:textarea-horizontal-align="justify" draw:textarea-vertical-align="middle" draw:auto-grow-height="false" fo:min-height="0.639cm" fo:min-width="10.93cm" draw:shadow-opacity="30%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47cm" fo:min-width="0.22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783cm" fo:min-width="0.533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415cm" fo:min-width="0.16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02cm" svg:stroke-color="#ff3333" draw:marker-start-width="0.352cm" draw:marker-end-width="0.352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02cm" svg:stroke-color="#ff3333" draw:marker-start-width="0.352cm" draw:marker-end-width="0.352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2" style:family="graphic" style:parent-style-name="standard">
      <style:graphic-properties svg:stroke-width="0.102cm" svg:stroke-color="#3465a4" draw:marker-start-width="0.352cm" draw:marker-end-width="0.352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draw:opacity="30%" draw:textarea-horizontal-align="justify" draw:textarea-vertical-align="middle" draw:auto-grow-height="false" fo:min-height="0.639cm" fo:min-width="11.311cm" draw:shadow-opacity="30%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0.748cm" fo:min-width="2.296cm" fo:wrap-option="no-wrap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1.7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1.74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6.4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6.38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6.424cm"/>
    </style:style>
    <style:style style:name="gr21" style:family="graphic" style:parent-style-name="standard">
      <style:graphic-properties draw:stroke="none" draw:fill="solid" draw:fill-color="#ff3333" draw:opacity="30%" draw:textarea-horizontal-align="justify" draw:textarea-vertical-align="middle" draw:auto-grow-height="false" fo:min-height="0.639cm" fo:min-width="3.818cm" draw:shadow-opacity="30%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3.33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3.81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5.975cm"/>
    </style:style>
    <style:style style:name="gr25" style:family="graphic" style:parent-style-name="objectwithoutfill">
      <style:graphic-properties svg:stroke-width="0.051cm" svg:stroke-color="#00cc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fill="solid" draw:fill-color="#ffffff" draw:textarea-horizontal-align="justify" draw:textarea-vertical-align="middle" draw:auto-grow-height="false" fo:min-height="0.913cm" fo:min-width="2.207cm" fo:wrap-option="no-wrap"/>
    </style:style>
    <style:style style:name="gr27" style:family="graphic" style:parent-style-name="objectwithoutfill">
      <style:graphic-properties svg:stroke-color="#ff3333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5.057cm"/>
    </style:style>
    <style:style style:name="gr29" style:family="graphic" style:parent-style-name="standard">
      <style:graphic-properties draw:fill="none" draw:textarea-horizontal-align="justify" draw:textarea-vertical-align="middle" draw:auto-grow-height="false" fo:min-height="1.126cm" fo:min-width="0.876cm"/>
    </style:style>
    <style:style style:name="gr30" style:family="graphic" style:parent-style-name="objectwithoutfill">
      <style:graphic-properties svg:stroke-width="0.051cm" svg:stroke-color="#ff3333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051cm" svg:stroke-color="#ff3333" draw:marker-start-width="0.276cm" draw:marker-end="Arrowhead_20_2" draw:marker-end-width="0.376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7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2pt" style:font-size-asian="12pt" style:font-size-complex="12pt"/>
    </style:style>
    <style:style style:name="P6" style:family="paragraph"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66ff" fo:font-size="12pt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ff" fo:font-size="12pt" style:font-size-asian="12pt" style:font-size-complex="12pt"/>
    </style:style>
    <style:style style:name="T5" style:family="text">
      <style:text-properties fo:color="#ff3333" fo:font-size="12p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Звичайний">
        <draw:custom-shape draw:style-name="gr1" draw:text-style-name="P1" draw:layer="layout" svg:width="2.413cm" svg:height="2.286cm" svg:x="22.844cm" svg:y="20.8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1.684cm" svg:height="0.889cm" svg:x="11.16cm" svg:y="6.8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1.43cm" svg:height="0.889cm" svg:x="11.287cm" svg:y="9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016cm" svg:height="1.016cm" svg:x="6.57cm" svg:y="3.93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1" draw:layer="layout" svg:width="1.143cm" svg:height="1.143cm" svg:x="6.561cm" svg:y="7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939cm" svg:height="0.939cm" svg:x="6.638cm" svg:y="7.13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7" draw:text-style-name="P1" draw:layer="layout" svg:x1="14.05cm" svg:y1="2.681cm" svg:x2="14.05cm" svg:y2="3.951cm">
          <text:p/>
        </draw:line>
        <draw:line draw:style-name="gr7" draw:text-style-name="P1" draw:layer="layout" svg:x1="14.45cm" svg:y1="2.681cm" svg:x2="14.45cm" svg:y2="3.951cm">
          <text:p/>
        </draw:line>
        <draw:line draw:style-name="gr7" draw:text-style-name="P1" draw:layer="layout" svg:x1="13.542cm" svg:y1="3.062cm" svg:x2="14.939cm" svg:y2="3.062cm">
          <text:p/>
        </draw:line>
        <draw:line draw:style-name="gr7" draw:text-style-name="P1" draw:layer="layout" svg:x1="13.543cm" svg:y1="3.462cm" svg:x2="14.94cm" svg:y2="3.462cm">
          <text:p/>
        </draw:line>
        <draw:g>
          <draw:line draw:style-name="gr8" draw:text-style-name="P1" draw:layer="layout" svg:x1="13.638cm" svg:y1="2.689cm" svg:x2="13.892cm" svg:y2="2.943cm">
            <text:p/>
          </draw:line>
          <draw:line draw:style-name="gr8" draw:text-style-name="P1" draw:layer="layout" svg:x1="13.919cm" svg:y1="2.689cm" svg:x2="13.638cm" svg:y2="2.943cm">
            <text:p/>
          </draw:line>
        </draw:g>
        <draw:g>
          <draw:line draw:style-name="gr8" draw:text-style-name="P1" draw:layer="layout" svg:x1="14.539cm" svg:y1="2.689cm" svg:x2="14.793cm" svg:y2="2.943cm">
            <text:p/>
          </draw:line>
          <draw:line draw:style-name="gr8" draw:text-style-name="P1" draw:layer="layout" svg:x1="14.82cm" svg:y1="2.689cm" svg:x2="14.539cm" svg:y2="2.943cm">
            <text:p/>
          </draw:line>
        </draw:g>
        <draw:custom-shape draw:style-name="gr9" draw:text-style-name="P1" draw:layer="layout" svg:width="0.261cm" svg:height="0.261cm" svg:x="14.083cm" svg:y="2.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61cm" svg:height="0.261cm" svg:x="14.583cm" svg:y="3.5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1.75cm" svg:y1="5.36cm" svg:x2="11.75cm" svg:y2="6.63cm">
          <text:p/>
        </draw:line>
        <draw:line draw:style-name="gr7" draw:text-style-name="P1" draw:layer="layout" svg:x1="12.15cm" svg:y1="5.36cm" svg:x2="12.15cm" svg:y2="6.63cm">
          <text:p/>
        </draw:line>
        <draw:line draw:style-name="gr7" draw:text-style-name="P1" draw:layer="layout" svg:x1="11.242cm" svg:y1="5.741cm" svg:x2="12.639cm" svg:y2="5.741cm">
          <text:p/>
        </draw:line>
        <draw:line draw:style-name="gr7" draw:text-style-name="P1" draw:layer="layout" svg:x1="11.243cm" svg:y1="6.141cm" svg:x2="12.64cm" svg:y2="6.141cm">
          <text:p/>
        </draw:line>
        <draw:g>
          <draw:line draw:style-name="gr8" draw:text-style-name="P1" draw:layer="layout" svg:x1="11.338cm" svg:y1="5.368cm" svg:x2="11.592cm" svg:y2="5.622cm">
            <text:p/>
          </draw:line>
          <draw:line draw:style-name="gr8" draw:text-style-name="P1" draw:layer="layout" svg:x1="11.619cm" svg:y1="5.368cm" svg:x2="11.338cm" svg:y2="5.622cm">
            <text:p/>
          </draw:line>
        </draw:g>
        <draw:g>
          <draw:line draw:style-name="gr8" draw:text-style-name="P1" draw:layer="layout" svg:x1="12.239cm" svg:y1="5.368cm" svg:x2="12.493cm" svg:y2="5.622cm">
            <text:p/>
          </draw:line>
          <draw:line draw:style-name="gr8" draw:text-style-name="P1" draw:layer="layout" svg:x1="12.52cm" svg:y1="5.368cm" svg:x2="12.239cm" svg:y2="5.622cm">
            <text:p/>
          </draw:line>
        </draw:g>
        <draw:custom-shape draw:style-name="gr9" draw:text-style-name="P1" draw:layer="layout" svg:width="0.261cm" svg:height="0.261cm" svg:x="11.783cm" svg:y="5.4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61cm" svg:height="0.261cm" svg:x="12.283cm" svg:y="6.2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4.55cm" svg:y1="5.339cm" svg:x2="14.55cm" svg:y2="6.609cm">
          <text:p/>
        </draw:line>
        <draw:line draw:style-name="gr7" draw:text-style-name="P1" draw:layer="layout" svg:x1="14.95cm" svg:y1="5.339cm" svg:x2="14.95cm" svg:y2="6.609cm">
          <text:p/>
        </draw:line>
        <draw:line draw:style-name="gr7" draw:text-style-name="P1" draw:layer="layout" svg:x1="14.042cm" svg:y1="5.72cm" svg:x2="15.439cm" svg:y2="5.72cm">
          <text:p/>
        </draw:line>
        <draw:line draw:style-name="gr7" draw:text-style-name="P1" draw:layer="layout" svg:x1="14.043cm" svg:y1="6.12cm" svg:x2="15.44cm" svg:y2="6.12cm">
          <text:p/>
        </draw:line>
        <draw:g>
          <draw:line draw:style-name="gr8" draw:text-style-name="P1" draw:layer="layout" svg:x1="14.138cm" svg:y1="5.347cm" svg:x2="14.392cm" svg:y2="5.601cm">
            <text:p/>
          </draw:line>
          <draw:line draw:style-name="gr8" draw:text-style-name="P1" draw:layer="layout" svg:x1="14.419cm" svg:y1="5.347cm" svg:x2="14.138cm" svg:y2="5.601cm">
            <text:p/>
          </draw:line>
        </draw:g>
        <draw:g>
          <draw:line draw:style-name="gr8" draw:text-style-name="P1" draw:layer="layout" svg:x1="15.039cm" svg:y1="5.347cm" svg:x2="15.293cm" svg:y2="5.601cm">
            <text:p/>
          </draw:line>
          <draw:line draw:style-name="gr8" draw:text-style-name="P1" draw:layer="layout" svg:x1="15.32cm" svg:y1="5.347cm" svg:x2="15.039cm" svg:y2="5.601cm">
            <text:p/>
          </draw:line>
        </draw:g>
        <draw:custom-shape draw:style-name="gr9" draw:text-style-name="P1" draw:layer="layout" svg:width="0.261cm" svg:height="0.261cm" svg:x="14.583cm" svg:y="5.3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61cm" svg:height="0.261cm" svg:x="15.083cm" svg:y="6.1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7.65cm" svg:y1="5.318cm" svg:x2="17.65cm" svg:y2="6.588cm">
          <text:p/>
        </draw:line>
        <draw:line draw:style-name="gr7" draw:text-style-name="P1" draw:layer="layout" svg:x1="18.05cm" svg:y1="5.318cm" svg:x2="18.05cm" svg:y2="6.588cm">
          <text:p/>
        </draw:line>
        <draw:line draw:style-name="gr7" draw:text-style-name="P1" draw:layer="layout" svg:x1="17.142cm" svg:y1="5.699cm" svg:x2="18.539cm" svg:y2="5.699cm">
          <text:p/>
        </draw:line>
        <draw:line draw:style-name="gr7" draw:text-style-name="P1" draw:layer="layout" svg:x1="17.143cm" svg:y1="6.099cm" svg:x2="18.54cm" svg:y2="6.099cm">
          <text:p/>
        </draw:line>
        <draw:g>
          <draw:line draw:style-name="gr8" draw:text-style-name="P1" draw:layer="layout" svg:x1="17.238cm" svg:y1="5.326cm" svg:x2="17.492cm" svg:y2="5.58cm">
            <text:p/>
          </draw:line>
          <draw:line draw:style-name="gr8" draw:text-style-name="P1" draw:layer="layout" svg:x1="17.519cm" svg:y1="5.326cm" svg:x2="17.238cm" svg:y2="5.58cm">
            <text:p/>
          </draw:line>
        </draw:g>
        <draw:g>
          <draw:line draw:style-name="gr8" draw:text-style-name="P1" draw:layer="layout" svg:x1="18.139cm" svg:y1="5.326cm" svg:x2="18.393cm" svg:y2="5.58cm">
            <text:p/>
          </draw:line>
          <draw:line draw:style-name="gr8" draw:text-style-name="P1" draw:layer="layout" svg:x1="18.42cm" svg:y1="5.326cm" svg:x2="18.139cm" svg:y2="5.58cm">
            <text:p/>
          </draw:line>
        </draw:g>
        <draw:custom-shape draw:style-name="gr9" draw:text-style-name="P1" draw:layer="layout" svg:width="0.261cm" svg:height="0.261cm" svg:x="17.683cm" svg:y="5.3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61cm" svg:height="0.261cm" svg:x="18.183cm" svg:y="6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0" draw:text-style-name="P1" draw:layer="layout" svg:x1="11.34cm" svg:y1="6.189cm" svg:x2="11.594cm" svg:y2="6.443cm">
            <text:p/>
          </draw:line>
          <draw:line draw:style-name="gr10" draw:text-style-name="P1" draw:layer="layout" svg:x1="11.621cm" svg:y1="6.189cm" svg:x2="11.34cm" svg:y2="6.443cm">
            <text:p/>
          </draw:line>
        </draw:g>
        <draw:g>
          <draw:line draw:style-name="gr10" draw:text-style-name="P1" draw:layer="layout" svg:x1="14.641cm" svg:y1="6.189cm" svg:x2="14.895cm" svg:y2="6.443cm">
            <text:p/>
          </draw:line>
          <draw:line draw:style-name="gr10" draw:text-style-name="P1" draw:layer="layout" svg:x1="14.922cm" svg:y1="6.189cm" svg:x2="14.641cm" svg:y2="6.443cm">
            <text:p/>
          </draw:line>
        </draw:g>
        <draw:g>
          <draw:line draw:style-name="gr10" draw:text-style-name="P1" draw:layer="layout" svg:x1="17.242cm" svg:y1="5.789cm" svg:x2="17.496cm" svg:y2="6.043cm">
            <text:p/>
          </draw:line>
          <draw:line draw:style-name="gr10" draw:text-style-name="P1" draw:layer="layout" svg:x1="17.523cm" svg:y1="5.789cm" svg:x2="17.242cm" svg:y2="6.043cm">
            <text:p/>
          </draw:line>
        </draw:g>
        <draw:line draw:style-name="gr7" draw:text-style-name="P1" draw:layer="layout" svg:x1="11.75cm" svg:y1="8.139cm" svg:x2="11.75cm" svg:y2="9.409cm">
          <text:p/>
        </draw:line>
        <draw:line draw:style-name="gr7" draw:text-style-name="P1" draw:layer="layout" svg:x1="12.15cm" svg:y1="8.139cm" svg:x2="12.15cm" svg:y2="9.409cm">
          <text:p/>
        </draw:line>
        <draw:line draw:style-name="gr7" draw:text-style-name="P1" draw:layer="layout" svg:x1="11.242cm" svg:y1="8.52cm" svg:x2="12.639cm" svg:y2="8.52cm">
          <text:p/>
        </draw:line>
        <draw:line draw:style-name="gr7" draw:text-style-name="P1" draw:layer="layout" svg:x1="11.243cm" svg:y1="8.92cm" svg:x2="12.64cm" svg:y2="8.92cm">
          <text:p/>
        </draw:line>
        <draw:g>
          <draw:line draw:style-name="gr8" draw:text-style-name="P1" draw:layer="layout" svg:x1="11.338cm" svg:y1="8.147cm" svg:x2="11.592cm" svg:y2="8.401cm">
            <text:p/>
          </draw:line>
          <draw:line draw:style-name="gr8" draw:text-style-name="P1" draw:layer="layout" svg:x1="11.619cm" svg:y1="8.147cm" svg:x2="11.338cm" svg:y2="8.401cm">
            <text:p/>
          </draw:line>
        </draw:g>
        <draw:g>
          <draw:line draw:style-name="gr8" draw:text-style-name="P1" draw:layer="layout" svg:x1="12.239cm" svg:y1="8.147cm" svg:x2="12.493cm" svg:y2="8.401cm">
            <text:p/>
          </draw:line>
          <draw:line draw:style-name="gr8" draw:text-style-name="P1" draw:layer="layout" svg:x1="12.52cm" svg:y1="8.147cm" svg:x2="12.239cm" svg:y2="8.401cm">
            <text:p/>
          </draw:line>
        </draw:g>
        <draw:custom-shape draw:style-name="gr9" draw:text-style-name="P1" draw:layer="layout" svg:width="0.261cm" svg:height="0.261cm" svg:x="11.783cm" svg:y="8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61cm" svg:height="0.261cm" svg:x="12.283cm" svg:y="8.9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8.95cm" svg:y1="8.118cm" svg:x2="18.95cm" svg:y2="9.388cm">
          <text:p/>
        </draw:line>
        <draw:line draw:style-name="gr7" draw:text-style-name="P1" draw:layer="layout" svg:x1="19.35cm" svg:y1="8.118cm" svg:x2="19.35cm" svg:y2="9.388cm">
          <text:p/>
        </draw:line>
        <draw:line draw:style-name="gr7" draw:text-style-name="P1" draw:layer="layout" svg:x1="18.442cm" svg:y1="8.499cm" svg:x2="19.839cm" svg:y2="8.499cm">
          <text:p/>
        </draw:line>
        <draw:line draw:style-name="gr7" draw:text-style-name="P1" draw:layer="layout" svg:x1="18.443cm" svg:y1="8.899cm" svg:x2="19.84cm" svg:y2="8.899cm">
          <text:p/>
        </draw:line>
        <draw:g>
          <draw:line draw:style-name="gr8" draw:text-style-name="P1" draw:layer="layout" svg:x1="18.538cm" svg:y1="8.126cm" svg:x2="18.792cm" svg:y2="8.38cm">
            <text:p/>
          </draw:line>
          <draw:line draw:style-name="gr8" draw:text-style-name="P1" draw:layer="layout" svg:x1="18.819cm" svg:y1="8.126cm" svg:x2="18.538cm" svg:y2="8.38cm">
            <text:p/>
          </draw:line>
        </draw:g>
        <draw:g>
          <draw:line draw:style-name="gr8" draw:text-style-name="P1" draw:layer="layout" svg:x1="19.439cm" svg:y1="8.126cm" svg:x2="19.693cm" svg:y2="8.38cm">
            <text:p/>
          </draw:line>
          <draw:line draw:style-name="gr8" draw:text-style-name="P1" draw:layer="layout" svg:x1="19.72cm" svg:y1="8.126cm" svg:x2="19.439cm" svg:y2="8.38cm">
            <text:p/>
          </draw:line>
        </draw:g>
        <draw:custom-shape draw:style-name="gr9" draw:text-style-name="P1" draw:layer="layout" svg:width="0.261cm" svg:height="0.261cm" svg:x="18.983cm" svg:y="8.1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61cm" svg:height="0.261cm" svg:x="19.483cm" svg:y="8.9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21.45cm" svg:y1="8.097cm" svg:x2="21.45cm" svg:y2="9.367cm">
          <text:p/>
        </draw:line>
        <draw:line draw:style-name="gr7" draw:text-style-name="P1" draw:layer="layout" svg:x1="21.85cm" svg:y1="8.097cm" svg:x2="21.85cm" svg:y2="9.367cm">
          <text:p/>
        </draw:line>
        <draw:line draw:style-name="gr7" draw:text-style-name="P1" draw:layer="layout" svg:x1="20.942cm" svg:y1="8.478cm" svg:x2="22.339cm" svg:y2="8.478cm">
          <text:p/>
        </draw:line>
        <draw:line draw:style-name="gr7" draw:text-style-name="P1" draw:layer="layout" svg:x1="20.943cm" svg:y1="8.878cm" svg:x2="22.34cm" svg:y2="8.878cm">
          <text:p/>
        </draw:line>
        <draw:g>
          <draw:line draw:style-name="gr8" draw:text-style-name="P1" draw:layer="layout" svg:x1="21.038cm" svg:y1="8.105cm" svg:x2="21.292cm" svg:y2="8.359cm">
            <text:p/>
          </draw:line>
          <draw:line draw:style-name="gr8" draw:text-style-name="P1" draw:layer="layout" svg:x1="21.319cm" svg:y1="8.105cm" svg:x2="21.038cm" svg:y2="8.359cm">
            <text:p/>
          </draw:line>
        </draw:g>
        <draw:g>
          <draw:line draw:style-name="gr8" draw:text-style-name="P1" draw:layer="layout" svg:x1="21.939cm" svg:y1="8.105cm" svg:x2="22.193cm" svg:y2="8.359cm">
            <text:p/>
          </draw:line>
          <draw:line draw:style-name="gr8" draw:text-style-name="P1" draw:layer="layout" svg:x1="22.22cm" svg:y1="8.105cm" svg:x2="21.939cm" svg:y2="8.359cm">
            <text:p/>
          </draw:line>
        </draw:g>
        <draw:custom-shape draw:style-name="gr9" draw:text-style-name="P1" draw:layer="layout" svg:width="0.261cm" svg:height="0.261cm" svg:x="21.483cm" svg:y="8.1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61cm" svg:height="0.261cm" svg:x="21.983cm" svg:y="8.9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8" draw:text-style-name="P1" draw:layer="layout" svg:x1="11.34cm" svg:y1="8.968cm" svg:x2="11.594cm" svg:y2="9.222cm">
            <text:p/>
          </draw:line>
          <draw:line draw:style-name="gr8" draw:text-style-name="P1" draw:layer="layout" svg:x1="11.621cm" svg:y1="8.968cm" svg:x2="11.34cm" svg:y2="9.222cm">
            <text:p/>
          </draw:line>
        </draw:g>
        <draw:g>
          <draw:line draw:style-name="gr8" draw:text-style-name="P1" draw:layer="layout" svg:x1="19.041cm" svg:y1="8.968cm" svg:x2="19.295cm" svg:y2="9.222cm">
            <text:p/>
          </draw:line>
          <draw:line draw:style-name="gr8" draw:text-style-name="P1" draw:layer="layout" svg:x1="19.322cm" svg:y1="8.968cm" svg:x2="19.041cm" svg:y2="9.222cm">
            <text:p/>
          </draw:line>
        </draw:g>
        <draw:g>
          <draw:line draw:style-name="gr8" draw:text-style-name="P1" draw:layer="layout" svg:x1="21.042cm" svg:y1="8.568cm" svg:x2="21.296cm" svg:y2="8.822cm">
            <text:p/>
          </draw:line>
          <draw:line draw:style-name="gr8" draw:text-style-name="P1" draw:layer="layout" svg:x1="21.323cm" svg:y1="8.568cm" svg:x2="21.042cm" svg:y2="8.822cm">
            <text:p/>
          </draw:line>
        </draw:g>
        <draw:line draw:style-name="gr7" draw:text-style-name="P1" draw:layer="layout" svg:x1="14.05cm" svg:y1="8.118cm" svg:x2="14.05cm" svg:y2="9.388cm">
          <text:p/>
        </draw:line>
        <draw:line draw:style-name="gr7" draw:text-style-name="P1" draw:layer="layout" svg:x1="14.45cm" svg:y1="8.118cm" svg:x2="14.45cm" svg:y2="9.388cm">
          <text:p/>
        </draw:line>
        <draw:line draw:style-name="gr7" draw:text-style-name="P1" draw:layer="layout" svg:x1="13.542cm" svg:y1="8.499cm" svg:x2="14.939cm" svg:y2="8.499cm">
          <text:p/>
        </draw:line>
        <draw:line draw:style-name="gr7" draw:text-style-name="P1" draw:layer="layout" svg:x1="13.543cm" svg:y1="8.899cm" svg:x2="14.94cm" svg:y2="8.899cm">
          <text:p/>
        </draw:line>
        <draw:g>
          <draw:line draw:style-name="gr8" draw:text-style-name="P1" draw:layer="layout" svg:x1="13.638cm" svg:y1="8.126cm" svg:x2="13.892cm" svg:y2="8.38cm">
            <text:p/>
          </draw:line>
          <draw:line draw:style-name="gr8" draw:text-style-name="P1" draw:layer="layout" svg:x1="13.919cm" svg:y1="8.126cm" svg:x2="13.638cm" svg:y2="8.38cm">
            <text:p/>
          </draw:line>
        </draw:g>
        <draw:g>
          <draw:line draw:style-name="gr8" draw:text-style-name="P1" draw:layer="layout" svg:x1="14.539cm" svg:y1="8.126cm" svg:x2="14.793cm" svg:y2="8.38cm">
            <text:p/>
          </draw:line>
          <draw:line draw:style-name="gr8" draw:text-style-name="P1" draw:layer="layout" svg:x1="14.82cm" svg:y1="8.126cm" svg:x2="14.539cm" svg:y2="8.38cm">
            <text:p/>
          </draw:line>
        </draw:g>
        <draw:custom-shape draw:style-name="gr9" draw:text-style-name="P1" draw:layer="layout" svg:width="0.261cm" svg:height="0.261cm" svg:x="14.083cm" svg:y="8.1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61cm" svg:height="0.261cm" svg:x="14.583cm" svg:y="8.9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8" draw:text-style-name="P1" draw:layer="layout" svg:x1="13.64cm" svg:y1="8.947cm" svg:x2="13.894cm" svg:y2="9.201cm">
            <text:p/>
          </draw:line>
          <draw:line draw:style-name="gr8" draw:text-style-name="P1" draw:layer="layout" svg:x1="13.921cm" svg:y1="8.947cm" svg:x2="13.64cm" svg:y2="9.201cm">
            <text:p/>
          </draw:line>
        </draw:g>
        <draw:custom-shape draw:style-name="gr11" draw:text-style-name="P1" draw:layer="layout" svg:width="0.261cm" svg:height="0.261cm" svg:x="11.383cm" svg:y="8.5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61cm" svg:height="0.261cm" svg:x="14.083cm" svg:y="8.5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61cm" svg:height="0.261cm" svg:x="18.582cm" svg:y="8.9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61cm" svg:height="0.261cm" svg:x="21.082cm" svg:y="8.9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8" draw:text-style-name="P1" draw:layer="layout" svg:x1="5.939cm" svg:y1="4.268cm" svg:x2="6.193cm" svg:y2="4.522cm">
            <text:p/>
          </draw:line>
          <draw:line draw:style-name="gr8" draw:text-style-name="P1" draw:layer="layout" svg:x1="6.22cm" svg:y1="4.268cm" svg:x2="5.939cm" svg:y2="4.522cm">
            <text:p/>
          </draw:line>
        </draw:g>
        <draw:custom-shape draw:style-name="gr9" draw:text-style-name="P1" draw:layer="layout" svg:width="0.261cm" svg:height="0.261cm" svg:x="5.984cm" svg:y="7.3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1.75cm" svg:y1="10.719cm" svg:x2="11.75cm" svg:y2="11.989cm">
          <text:p/>
        </draw:line>
        <draw:line draw:style-name="gr7" draw:text-style-name="P1" draw:layer="layout" svg:x1="12.15cm" svg:y1="10.719cm" svg:x2="12.15cm" svg:y2="11.989cm">
          <text:p/>
        </draw:line>
        <draw:line draw:style-name="gr7" draw:text-style-name="P1" draw:layer="layout" svg:x1="11.242cm" svg:y1="11.1cm" svg:x2="12.639cm" svg:y2="11.1cm">
          <text:p/>
        </draw:line>
        <draw:line draw:style-name="gr7" draw:text-style-name="P1" draw:layer="layout" svg:x1="11.243cm" svg:y1="11.5cm" svg:x2="12.64cm" svg:y2="11.5cm">
          <text:p/>
        </draw:line>
        <draw:g>
          <draw:line draw:style-name="gr8" draw:text-style-name="P1" draw:layer="layout" svg:x1="11.338cm" svg:y1="10.727cm" svg:x2="11.592cm" svg:y2="10.981cm">
            <text:p/>
          </draw:line>
          <draw:line draw:style-name="gr8" draw:text-style-name="P1" draw:layer="layout" svg:x1="11.619cm" svg:y1="10.727cm" svg:x2="11.338cm" svg:y2="10.981cm">
            <text:p/>
          </draw:line>
        </draw:g>
        <draw:g>
          <draw:line draw:style-name="gr8" draw:text-style-name="P1" draw:layer="layout" svg:x1="12.239cm" svg:y1="10.727cm" svg:x2="12.493cm" svg:y2="10.981cm">
            <text:p/>
          </draw:line>
          <draw:line draw:style-name="gr8" draw:text-style-name="P1" draw:layer="layout" svg:x1="12.52cm" svg:y1="10.727cm" svg:x2="12.239cm" svg:y2="10.981cm">
            <text:p/>
          </draw:line>
        </draw:g>
        <draw:custom-shape draw:style-name="gr9" draw:text-style-name="P1" draw:layer="layout" svg:width="0.261cm" svg:height="0.261cm" svg:x="11.783cm" svg:y="10.7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61cm" svg:height="0.261cm" svg:x="12.283cm" svg:y="11.5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8" draw:text-style-name="P1" draw:layer="layout" svg:x1="11.34cm" svg:y1="11.548cm" svg:x2="11.594cm" svg:y2="11.802cm">
            <text:p/>
          </draw:line>
          <draw:line draw:style-name="gr8" draw:text-style-name="P1" draw:layer="layout" svg:x1="11.621cm" svg:y1="11.548cm" svg:x2="11.34cm" svg:y2="11.802cm">
            <text:p/>
          </draw:line>
        </draw:g>
        <draw:line draw:style-name="gr7" draw:text-style-name="P1" draw:layer="layout" svg:x1="14.05cm" svg:y1="10.698cm" svg:x2="14.05cm" svg:y2="11.968cm">
          <text:p/>
        </draw:line>
        <draw:line draw:style-name="gr7" draw:text-style-name="P1" draw:layer="layout" svg:x1="14.45cm" svg:y1="10.698cm" svg:x2="14.45cm" svg:y2="11.968cm">
          <text:p/>
        </draw:line>
        <draw:line draw:style-name="gr7" draw:text-style-name="P1" draw:layer="layout" svg:x1="13.542cm" svg:y1="11.079cm" svg:x2="14.939cm" svg:y2="11.079cm">
          <text:p/>
        </draw:line>
        <draw:line draw:style-name="gr7" draw:text-style-name="P1" draw:layer="layout" svg:x1="13.543cm" svg:y1="11.479cm" svg:x2="14.94cm" svg:y2="11.479cm">
          <text:p/>
        </draw:line>
        <draw:g>
          <draw:line draw:style-name="gr8" draw:text-style-name="P1" draw:layer="layout" svg:x1="13.638cm" svg:y1="10.706cm" svg:x2="13.892cm" svg:y2="10.96cm">
            <text:p/>
          </draw:line>
          <draw:line draw:style-name="gr8" draw:text-style-name="P1" draw:layer="layout" svg:x1="13.919cm" svg:y1="10.706cm" svg:x2="13.638cm" svg:y2="10.96cm">
            <text:p/>
          </draw:line>
        </draw:g>
        <draw:g>
          <draw:line draw:style-name="gr8" draw:text-style-name="P1" draw:layer="layout" svg:x1="14.539cm" svg:y1="10.706cm" svg:x2="14.793cm" svg:y2="10.96cm">
            <text:p/>
          </draw:line>
          <draw:line draw:style-name="gr8" draw:text-style-name="P1" draw:layer="layout" svg:x1="14.82cm" svg:y1="10.706cm" svg:x2="14.539cm" svg:y2="10.96cm">
            <text:p/>
          </draw:line>
        </draw:g>
        <draw:custom-shape draw:style-name="gr9" draw:text-style-name="P1" draw:layer="layout" svg:width="0.261cm" svg:height="0.261cm" svg:x="14.083cm" svg:y="10.7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61cm" svg:height="0.261cm" svg:x="14.583cm" svg:y="11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8" draw:text-style-name="P1" draw:layer="layout" svg:x1="13.64cm" svg:y1="11.527cm" svg:x2="13.894cm" svg:y2="11.781cm">
            <text:p/>
          </draw:line>
          <draw:line draw:style-name="gr8" draw:text-style-name="P1" draw:layer="layout" svg:x1="13.921cm" svg:y1="11.527cm" svg:x2="13.64cm" svg:y2="11.781cm">
            <text:p/>
          </draw:line>
        </draw:g>
        <draw:custom-shape draw:style-name="gr12" draw:text-style-name="P1" draw:layer="layout" svg:width="0.261cm" svg:height="0.261cm" svg:x="11.383cm" svg:y="11.1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61cm" svg:height="0.261cm" svg:x="14.083cm" svg:y="11.1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0" draw:text-style-name="P1" draw:layer="layout" svg:x1="11.841cm" svg:y1="11.148cm" svg:x2="12.095cm" svg:y2="11.402cm">
            <text:p/>
          </draw:line>
          <draw:line draw:style-name="gr10" draw:text-style-name="P1" draw:layer="layout" svg:x1="12.122cm" svg:y1="11.148cm" svg:x2="11.841cm" svg:y2="11.402cm">
            <text:p/>
          </draw:line>
        </draw:g>
        <draw:g>
          <draw:line draw:style-name="gr10" draw:text-style-name="P1" draw:layer="layout" svg:x1="13.642cm" svg:y1="11.148cm" svg:x2="13.896cm" svg:y2="11.402cm">
            <text:p/>
          </draw:line>
          <draw:line draw:style-name="gr10" draw:text-style-name="P1" draw:layer="layout" svg:x1="13.923cm" svg:y1="11.148cm" svg:x2="13.642cm" svg:y2="11.402cm">
            <text:p/>
          </draw:line>
        </draw:g>
        <draw:line draw:style-name="gr13" draw:text-style-name="P1" draw:layer="layout" svg:x1="12.907cm" svg:y1="4.274cm" svg:x2="11.891cm" svg:y2="5.086cm">
          <text:p/>
        </draw:line>
        <draw:line draw:style-name="gr13" draw:text-style-name="P1" draw:layer="layout" svg:x1="14.508cm" svg:y1="4.274cm" svg:x2="14.812cm" svg:y2="5.113cm">
          <text:p/>
        </draw:line>
        <draw:custom-shape draw:style-name="gr14" draw:text-style-name="P1" draw:layer="layout" svg:width="11.811cm" svg:height="0.889cm" svg:x="11.033cm" svg:y="4.175cm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5.208cm" svg:y1="4.274cm" svg:x2="17.098cm" svg:y2="5.113cm">
          <text:p/>
        </draw:line>
        <draw:line draw:style-name="gr13" draw:text-style-name="P1" draw:layer="layout" svg:x1="11.891cm" svg:y1="6.764cm" svg:x2="11.891cm" svg:y2="7.907cm">
          <text:p/>
        </draw:line>
        <draw:line draw:style-name="gr13" draw:text-style-name="P1" draw:layer="layout" svg:x1="12.291cm" svg:y1="6.764cm" svg:x2="13.669cm" svg:y2="7.907cm">
          <text:p/>
        </draw:line>
        <draw:custom-shape draw:style-name="gr15" draw:text-style-name="P2" draw:layer="layout" svg:width="3.972cm" svg:height="1.416cm" svg:x="7.078cm" svg:y="2.6cm">
          <text:p text:style-name="P1"><text:span text:style-name="T1">Where should I put X,</text:span></text:p>
          <text:p text:style-name="P1"><text:span text:style-name="T1">to win the game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599.09388371508 26828.510938602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line draw:style-name="gr13" draw:text-style-name="P1" draw:layer="layout" svg:x1="11.891cm" svg:y1="9.612cm" svg:x2="11.891cm" svg:y2="10.607cm">
          <text:p/>
        </draw:line>
        <draw:line draw:style-name="gr13" draw:text-style-name="P1" draw:layer="layout" svg:x1="14.191cm" svg:y1="9.612cm" svg:x2="14.191cm" svg:y2="10.607cm">
          <text:p/>
        </draw:line>
        <draw:line draw:style-name="gr13" draw:text-style-name="P1" draw:layer="layout" svg:x1="14.991cm" svg:y1="6.764cm" svg:x2="18.145cm" svg:y2="7.985cm">
          <text:p/>
        </draw:line>
        <draw:line draw:style-name="gr13" draw:text-style-name="P1" draw:layer="layout" svg:x1="14.791cm" svg:y1="6.764cm" svg:x2="16.169cm" svg:y2="7.907cm">
          <text:p/>
        </draw:line>
        <draw:line draw:style-name="gr13" draw:text-style-name="P1" draw:layer="layout" svg:x1="17.946cm" svg:y1="6.818cm" svg:x2="20.867cm" svg:y2="7.961cm">
          <text:p/>
        </draw:line>
        <draw:custom-shape draw:style-name="gr4" draw:text-style-name="P1" draw:layer="layout" svg:width="1.016cm" svg:height="1.016cm" svg:x="6.546cm" svg:y="10.63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g>
          <draw:line draw:style-name="gr8" draw:text-style-name="P1" draw:layer="layout" svg:x1="5.915cm" svg:y1="10.969cm" svg:x2="6.169cm" svg:y2="11.223cm">
            <text:p/>
          </draw:line>
          <draw:line draw:style-name="gr8" draw:text-style-name="P1" draw:layer="layout" svg:x1="6.196cm" svg:y1="10.969cm" svg:x2="5.915cm" svg:y2="11.223cm">
            <text:p/>
          </draw:line>
        </draw:g>
        <draw:frame draw:style-name="gr16" draw:text-style-name="P3" draw:layer="layout" svg:width="2.267cm" svg:height="0.641cm" svg:x="7.424cm" svg:y="4.405cm">
          <draw:text-box>
            <text:p><text:span text:style-name="T1">Player One</text:span></text:p>
          </draw:text-box>
        </draw:frame>
        <draw:frame draw:style-name="gr16" draw:text-style-name="P3" draw:layer="layout" svg:width="2.267cm" svg:height="0.641cm" svg:x="7.425cm" svg:y="11.106cm">
          <draw:text-box>
            <text:p><text:span text:style-name="T1">Player One</text:span></text:p>
          </draw:text-box>
        </draw:frame>
        <draw:frame draw:style-name="gr17" draw:text-style-name="P3" draw:layer="layout" svg:width="2.242cm" svg:height="0.641cm" svg:x="7.526cm" svg:y="7.507cm">
          <draw:text-box>
            <text:p><text:span text:style-name="T1">Player Two</text:span></text:p>
          </draw:text-box>
        </draw:frame>
        <draw:frame draw:style-name="gr18" draw:text-style-name="P5" draw:layer="layout" svg:width="6.92cm" svg:height="1.661cm" svg:x="22.898cm" svg:y="3.784cm">
          <draw:text-box>
            <text:p text:style-name="P4"><text:span text:style-name="T2">Player One</text:span><text:span text:style-name="T3"> chooses such moves, </text:span></text:p>
            <text:p text:style-name="P4"><text:span text:style-name="T3">which </text:span><text:span text:style-name="T4">maximize</text:span><text:span text:style-name="T3"> the chances</text:span></text:p>
            <text:p text:style-name="P4"><text:span text:style-name="T3">of </text:span><text:span text:style-name="T2">Player One</text:span><text:span text:style-name="T3"> to win</text:span></text:p>
          </draw:text-box>
        </draw:frame>
        <draw:frame draw:style-name="gr19" draw:text-style-name="P5" draw:layer="layout" svg:width="6.886cm" svg:height="1.661cm" svg:x="22.89cm" svg:y="6.426cm">
          <draw:text-box>
            <text:p text:style-name="P4"><text:span text:style-name="T5">Player Two</text:span><text:span text:style-name="T3"> chooses such moves, </text:span></text:p>
            <text:p text:style-name="P4"><text:span text:style-name="T3">which </text:span><text:span text:style-name="T5">minimize</text:span><text:span text:style-name="T3"> the chances</text:span></text:p>
            <text:p text:style-name="P4"><text:span text:style-name="T3">of </text:span><text:span text:style-name="T2">Player One</text:span><text:span text:style-name="T3"> to win</text:span></text:p>
          </draw:text-box>
        </draw:frame>
        <draw:frame draw:style-name="gr20" draw:text-style-name="P5" draw:layer="layout" svg:width="6.924cm" svg:height="1.661cm" svg:x="22.898cm" svg:y="9.185cm">
          <draw:text-box>
            <text:p text:style-name="P4"><text:span text:style-name="T2">Player One </text:span><text:span text:style-name="T3">chooses such moves, </text:span></text:p>
            <text:p text:style-name="P4"><text:span text:style-name="T3">which </text:span><text:span text:style-name="T4">maximize</text:span><text:span text:style-name="T3"> the chances</text:span></text:p>
            <text:p text:style-name="P4"><text:span text:style-name="T3">of </text:span><text:span text:style-name="T2">Player One</text:span><text:span text:style-name="T3"> to win</text:span></text:p>
          </draw:text-box>
        </draw:frame>
        <draw:line draw:style-name="gr7" draw:text-style-name="P1" draw:layer="layout" svg:x1="21.45cm" svg:y1="12.876cm" svg:x2="21.45cm" svg:y2="14.146cm">
          <text:p/>
        </draw:line>
        <draw:line draw:style-name="gr7" draw:text-style-name="P1" draw:layer="layout" svg:x1="21.85cm" svg:y1="12.876cm" svg:x2="21.85cm" svg:y2="14.146cm">
          <text:p/>
        </draw:line>
        <draw:line draw:style-name="gr7" draw:text-style-name="P1" draw:layer="layout" svg:x1="20.942cm" svg:y1="13.257cm" svg:x2="22.339cm" svg:y2="13.257cm">
          <text:p/>
        </draw:line>
        <draw:line draw:style-name="gr7" draw:text-style-name="P1" draw:layer="layout" svg:x1="20.943cm" svg:y1="13.657cm" svg:x2="22.34cm" svg:y2="13.657cm">
          <text:p/>
        </draw:line>
        <draw:g>
          <draw:line draw:style-name="gr8" draw:text-style-name="P1" draw:layer="layout" svg:x1="21.038cm" svg:y1="12.884cm" svg:x2="21.292cm" svg:y2="13.138cm">
            <text:p/>
          </draw:line>
          <draw:line draw:style-name="gr8" draw:text-style-name="P1" draw:layer="layout" svg:x1="21.319cm" svg:y1="12.884cm" svg:x2="21.038cm" svg:y2="13.138cm">
            <text:p/>
          </draw:line>
        </draw:g>
        <draw:g>
          <draw:line draw:style-name="gr8" draw:text-style-name="P1" draw:layer="layout" svg:x1="21.939cm" svg:y1="12.884cm" svg:x2="22.193cm" svg:y2="13.138cm">
            <text:p/>
          </draw:line>
          <draw:line draw:style-name="gr8" draw:text-style-name="P1" draw:layer="layout" svg:x1="22.22cm" svg:y1="12.884cm" svg:x2="21.939cm" svg:y2="13.138cm">
            <text:p/>
          </draw:line>
        </draw:g>
        <draw:custom-shape draw:style-name="gr9" draw:text-style-name="P1" draw:layer="layout" svg:width="0.261cm" svg:height="0.261cm" svg:x="21.483cm" svg:y="12.9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61cm" svg:height="0.261cm" svg:x="21.983cm" svg:y="13.7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8" draw:text-style-name="P1" draw:layer="layout" svg:x1="21.042cm" svg:y1="13.347cm" svg:x2="21.296cm" svg:y2="13.601cm">
            <text:p/>
          </draw:line>
          <draw:line draw:style-name="gr8" draw:text-style-name="P1" draw:layer="layout" svg:x1="21.323cm" svg:y1="13.347cm" svg:x2="21.042cm" svg:y2="13.601cm">
            <text:p/>
          </draw:line>
        </draw:g>
        <draw:custom-shape draw:style-name="gr12" draw:text-style-name="P1" draw:layer="layout" svg:width="0.261cm" svg:height="0.261cm" svg:x="21.082cm" svg:y="13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8" draw:text-style-name="P1" draw:layer="layout" svg:x1="21.543cm" svg:y1="13.347cm" svg:x2="21.797cm" svg:y2="13.601cm">
            <text:p/>
          </draw:line>
          <draw:line draw:style-name="gr8" draw:text-style-name="P1" draw:layer="layout" svg:x1="21.824cm" svg:y1="13.347cm" svg:x2="21.543cm" svg:y2="13.601cm">
            <text:p/>
          </draw:line>
        </draw:g>
        <draw:custom-shape draw:style-name="gr12" draw:text-style-name="P1" draw:layer="layout" svg:width="0.261cm" svg:height="0.261cm" svg:x="21.582cm" svg:y="13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21.591cm" svg:y1="9.612cm" svg:x2="21.574cm" svg:y2="11.033cm">
          <text:p/>
        </draw:line>
        <draw:custom-shape draw:style-name="gr21" draw:text-style-name="P1" draw:layer="layout" svg:width="4.318cm" svg:height="0.889cm" svg:x="18.426cm" svg:y="11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21.574cm" svg:y1="11.206cm" svg:x2="21.573cm" svg:y2="12.679cm">
          <text:p/>
        </draw:line>
        <draw:frame draw:style-name="gr22" draw:text-style-name="P6" draw:layer="layout" svg:width="3.838cm" svg:height="0.721cm" svg:x="11.051cm" svg:y="12.598cm">
          <draw:text-box>
            <text:p><text:span text:style-name="T6">Player One Wins</text:span></text:p>
          </draw:text-box>
        </draw:frame>
        <draw:frame draw:style-name="gr23" draw:text-style-name="P6" draw:layer="layout" svg:width="4.312cm" svg:height="0.721cm" svg:x="19.46cm" svg:y="14.462cm">
          <draw:text-box>
            <text:p><text:span text:style-name="T6">Player One Looses</text:span></text:p>
          </draw:text-box>
        </draw:frame>
        <draw:frame draw:style-name="gr24" draw:text-style-name="P7" draw:layer="layout" svg:width="6.475cm" svg:height="1.661cm" svg:x="22.917cm" svg:y="12.557cm">
          <draw:text-box>
            <text:p><text:span text:style-name="T3">Possible situation after a couple</text:span></text:p>
            <text:p><text:span text:style-name="T3">of moves within given branch of</text:span></text:p>
            <text:p><text:span text:style-name="T3">the game</text:span></text:p>
          </draw:text-box>
        </draw:frame>
        <draw:path draw:style-name="gr25" draw:text-style-name="P1" draw:layer="layout" svg:width="7.662cm" svg:height="8.973cm" draw:transform="skewX (0.0750491578357563) rotate (-2.40680903850018) translate (18.4406055937145cm 10.618827727918cm)" svg:viewBox="0 0 7663 8974" svg:d="M594 8690c309 15 598 131 884 234 288 103 600 39 852-111 254-151 567-176 817-335 217-139 398-331 615-474 238-157 412-387 639-580 210-179 447-304 592-524 142-215 363-319 507-533 163-244 386-443 561-679 192-257 377-522 628-719 282-223 159-471 456-704 257-202 527-459 512-848-11-287 87-661-232-869-242-158-332-473-478-725-188-324-531-506-729-842-167-282-457-473-730-650-212-137-259-502-660-236-285 189-764-18-997 245-185 209-202 526-347 764-146 239-319 458-511 656-230 237-408 517-662 723-250 202-576 310-798 542-216 224-285 555-410 839-120 274-165 585-61 878 127 358 137 747 218 1114 85 385-73 743-127 1111-46 316-146 625-282 914-129 275-375 379-633 458-522 160 30 644 233 294l311 7 202 138 19 16">
          <text:p/>
        </draw:path>
        <draw:custom-shape draw:style-name="gr26" draw:text-style-name="P2" draw:layer="layout" svg:width="3.845cm" svg:height="1.651cm" svg:x="7.043cm" svg:y="5.494cm">
          <text:p text:style-name="P1"><text:span text:style-name="T1">Where should I put O,</text:span></text:p>
          <text:p text:style-name="P1"><text:span text:style-name="T1">to win the game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257.09828393136 26764.64891041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2" draw:layer="layout" svg:width="3.972cm" svg:height="1.416cm" svg:x="7.054cm" svg:y="9.301cm">
          <text:p text:style-name="P1"><text:span text:style-name="T1">Where should I put X,</text:span></text:p>
          <text:p text:style-name="P1"><text:span text:style-name="T1">to win the game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599.09388371508 26828.510938602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path draw:style-name="gr27" draw:text-style-name="P1" draw:layer="layout" svg:width="9.825cm" svg:height="16.242cm" draw:transform="rotate (-1.89246050793745) translate (31.2086862622056cm 9.0375203772081cm)" svg:viewBox="0 0 9826 16243" svg:d="M314 16243c356 2 797-1 1001-370 170-307 545-449 527-948-14-413-53-844 285-1149 396-358-4-727 253-1139 203-325-109-765 53-1106 183-387 110-796 242-1171 137-389 631-160 938-347 360-218 775-23 1160 0 379 24 774 25 1117-126 433-192 776 185 1181 168 416-17 816 59 1244-63 365-103 746-142 1107-263 477-161 426-732 368-1107-71-463-242-904-410-1339-203-525-260-1083-464-1602-179-453-175-947-326-1402-139-417-466-748-633-1160-146-358-462-611-664-938-195-316-300-676-474-1002-206-386-479-743-875-937-373-182-784-382-1159-106-292 214-543 471-812 727-334 318 46 752 158 1107 110 347 409 646 348 1043-64 410-88 840 31 1255 99 344 227 677 306 1022 111 484-161 955-306 1402-121 370-299 838-791 896-353 42-659 309-1012 337-537 43-566 543-801 865-275 376-592 720-780 1138-182 403-109 882-232 1307-131 456 17 866-200 1297-229 455-335 960-464 1454-106 406-70 813-159 1213-73 329-186 837 232 1011l32-10z">
          <text:p/>
        </draw:path>
        <draw:frame draw:style-name="gr28" draw:text-style-name="P8" draw:layer="layout" svg:width="5.557cm" svg:height="1.191cm" svg:x="10.392cm" svg:y="14.381cm">
          <draw:text-box>
            <text:p text:style-name="P1"><text:span text:style-name="T3">The optimal for Player One</text:span></text:p>
            <text:p text:style-name="P1"><text:span text:style-name="T3">branch of the game</text:span></text:p>
          </draw:text-box>
        </draw:frame>
        <draw:custom-shape draw:style-name="gr29" draw:text-style-name="P1" draw:layer="layout" svg:width="1.524cm" svg:height="1.524cm" svg:x="13.446cm" svg:y="2.5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draw:layer="layout" svg:width="1.524cm" svg:height="1.524cm" svg:x="13.947cm" svg:y="5.1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draw:layer="layout" svg:width="1.524cm" svg:height="1.524cm" svg:x="11.148cm" svg:y="5.2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draw:layer="layout" svg:width="1.524cm" svg:height="1.524cm" svg:x="17.049cm" svg:y="5.1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draw:layer="layout" svg:width="1.524cm" svg:height="1.524cm" svg:x="18.35cm" svg:y="7.9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draw:layer="layout" svg:width="1.524cm" svg:height="1.524cm" svg:x="20.851cm" svg:y="7.9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draw:layer="layout" svg:width="1.524cm" svg:height="1.524cm" svg:x="20.852cm" svg:y="12.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draw:layer="layout" svg:width="1.524cm" svg:height="1.524cm" svg:x="13.453cm" svg:y="10.5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draw:layer="layout" svg:width="1.524cm" svg:height="1.524cm" svg:x="11.154cm" svg:y="10.5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draw:layer="layout" svg:width="1.524cm" svg:height="1.524cm" svg:x="11.155cm" svg:y="7.9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draw:layer="layout" svg:width="1.524cm" svg:height="1.524cm" svg:x="13.456cm" svg:y="7.9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11.395cm" svg:y1="19.318cm" svg:x2="11.395cm" svg:y2="20.588cm">
          <text:p/>
        </draw:line>
        <draw:line draw:style-name="gr7" draw:text-style-name="P1" draw:layer="layout" svg:x1="11.795cm" svg:y1="19.318cm" svg:x2="11.795cm" svg:y2="20.588cm">
          <text:p/>
        </draw:line>
        <draw:line draw:style-name="gr7" draw:text-style-name="P1" draw:layer="layout" svg:x1="10.887cm" svg:y1="19.699cm" svg:x2="12.284cm" svg:y2="19.699cm">
          <text:p/>
        </draw:line>
        <draw:line draw:style-name="gr7" draw:text-style-name="P1" draw:layer="layout" svg:x1="10.888cm" svg:y1="20.099cm" svg:x2="12.285cm" svg:y2="20.099cm">
          <text:p/>
        </draw:line>
        <draw:g>
          <draw:line draw:style-name="gr8" draw:text-style-name="P1" draw:layer="layout" svg:x1="10.983cm" svg:y1="19.326cm" svg:x2="11.237cm" svg:y2="19.58cm">
            <text:p/>
          </draw:line>
          <draw:line draw:style-name="gr8" draw:text-style-name="P1" draw:layer="layout" svg:x1="11.264cm" svg:y1="19.326cm" svg:x2="10.983cm" svg:y2="19.58cm">
            <text:p/>
          </draw:line>
        </draw:g>
        <draw:g>
          <draw:line draw:style-name="gr8" draw:text-style-name="P1" draw:layer="layout" svg:x1="11.884cm" svg:y1="19.326cm" svg:x2="12.138cm" svg:y2="19.58cm">
            <text:p/>
          </draw:line>
          <draw:line draw:style-name="gr8" draw:text-style-name="P1" draw:layer="layout" svg:x1="12.165cm" svg:y1="19.326cm" svg:x2="11.884cm" svg:y2="19.58cm">
            <text:p/>
          </draw:line>
        </draw:g>
        <draw:custom-shape draw:style-name="gr9" draw:text-style-name="P1" draw:layer="layout" svg:width="0.261cm" svg:height="0.261cm" svg:x="11.428cm" svg:y="19.3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61cm" svg:height="0.261cm" svg:x="11.928cm" svg:y="20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9.095cm" svg:y1="21.997cm" svg:x2="9.095cm" svg:y2="23.267cm">
          <text:p/>
        </draw:line>
        <draw:line draw:style-name="gr7" draw:text-style-name="P1" draw:layer="layout" svg:x1="9.495cm" svg:y1="21.997cm" svg:x2="9.495cm" svg:y2="23.267cm">
          <text:p/>
        </draw:line>
        <draw:line draw:style-name="gr7" draw:text-style-name="P1" draw:layer="layout" svg:x1="8.587cm" svg:y1="22.378cm" svg:x2="9.984cm" svg:y2="22.378cm">
          <text:p/>
        </draw:line>
        <draw:line draw:style-name="gr7" draw:text-style-name="P1" draw:layer="layout" svg:x1="8.588cm" svg:y1="22.778cm" svg:x2="9.985cm" svg:y2="22.778cm">
          <text:p/>
        </draw:line>
        <draw:g>
          <draw:line draw:style-name="gr8" draw:text-style-name="P1" draw:layer="layout" svg:x1="8.683cm" svg:y1="22.005cm" svg:x2="8.937cm" svg:y2="22.259cm">
            <text:p/>
          </draw:line>
          <draw:line draw:style-name="gr8" draw:text-style-name="P1" draw:layer="layout" svg:x1="8.964cm" svg:y1="22.005cm" svg:x2="8.683cm" svg:y2="22.259cm">
            <text:p/>
          </draw:line>
        </draw:g>
        <draw:g>
          <draw:line draw:style-name="gr8" draw:text-style-name="P1" draw:layer="layout" svg:x1="9.584cm" svg:y1="22.005cm" svg:x2="9.838cm" svg:y2="22.259cm">
            <text:p/>
          </draw:line>
          <draw:line draw:style-name="gr8" draw:text-style-name="P1" draw:layer="layout" svg:x1="9.865cm" svg:y1="22.005cm" svg:x2="9.584cm" svg:y2="22.259cm">
            <text:p/>
          </draw:line>
        </draw:g>
        <draw:custom-shape draw:style-name="gr9" draw:text-style-name="P1" draw:layer="layout" svg:width="0.261cm" svg:height="0.261cm" svg:x="9.128cm" svg:y="22.0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61cm" svg:height="0.261cm" svg:x="9.628cm" svg:y="22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1.895cm" svg:y1="21.976cm" svg:x2="11.895cm" svg:y2="23.246cm">
          <text:p/>
        </draw:line>
        <draw:line draw:style-name="gr7" draw:text-style-name="P1" draw:layer="layout" svg:x1="12.295cm" svg:y1="21.976cm" svg:x2="12.295cm" svg:y2="23.246cm">
          <text:p/>
        </draw:line>
        <draw:line draw:style-name="gr7" draw:text-style-name="P1" draw:layer="layout" svg:x1="11.387cm" svg:y1="22.357cm" svg:x2="12.784cm" svg:y2="22.357cm">
          <text:p/>
        </draw:line>
        <draw:line draw:style-name="gr7" draw:text-style-name="P1" draw:layer="layout" svg:x1="11.388cm" svg:y1="22.757cm" svg:x2="12.785cm" svg:y2="22.757cm">
          <text:p/>
        </draw:line>
        <draw:g>
          <draw:line draw:style-name="gr8" draw:text-style-name="P1" draw:layer="layout" svg:x1="11.483cm" svg:y1="21.984cm" svg:x2="11.737cm" svg:y2="22.238cm">
            <text:p/>
          </draw:line>
          <draw:line draw:style-name="gr8" draw:text-style-name="P1" draw:layer="layout" svg:x1="11.764cm" svg:y1="21.984cm" svg:x2="11.483cm" svg:y2="22.238cm">
            <text:p/>
          </draw:line>
        </draw:g>
        <draw:g>
          <draw:line draw:style-name="gr8" draw:text-style-name="P1" draw:layer="layout" svg:x1="12.384cm" svg:y1="21.984cm" svg:x2="12.638cm" svg:y2="22.238cm">
            <text:p/>
          </draw:line>
          <draw:line draw:style-name="gr8" draw:text-style-name="P1" draw:layer="layout" svg:x1="12.665cm" svg:y1="21.984cm" svg:x2="12.384cm" svg:y2="22.238cm">
            <text:p/>
          </draw:line>
        </draw:g>
        <draw:custom-shape draw:style-name="gr9" draw:text-style-name="P1" draw:layer="layout" svg:width="0.261cm" svg:height="0.261cm" svg:x="11.928cm" svg:y="22.0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61cm" svg:height="0.261cm" svg:x="12.428cm" svg:y="22.8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4.995cm" svg:y1="21.955cm" svg:x2="14.995cm" svg:y2="23.225cm">
          <text:p/>
        </draw:line>
        <draw:line draw:style-name="gr7" draw:text-style-name="P1" draw:layer="layout" svg:x1="15.395cm" svg:y1="21.955cm" svg:x2="15.395cm" svg:y2="23.225cm">
          <text:p/>
        </draw:line>
        <draw:line draw:style-name="gr7" draw:text-style-name="P1" draw:layer="layout" svg:x1="14.487cm" svg:y1="22.336cm" svg:x2="15.884cm" svg:y2="22.336cm">
          <text:p/>
        </draw:line>
        <draw:line draw:style-name="gr7" draw:text-style-name="P1" draw:layer="layout" svg:x1="14.488cm" svg:y1="22.736cm" svg:x2="15.885cm" svg:y2="22.736cm">
          <text:p/>
        </draw:line>
        <draw:g>
          <draw:line draw:style-name="gr8" draw:text-style-name="P1" draw:layer="layout" svg:x1="14.583cm" svg:y1="21.963cm" svg:x2="14.837cm" svg:y2="22.217cm">
            <text:p/>
          </draw:line>
          <draw:line draw:style-name="gr8" draw:text-style-name="P1" draw:layer="layout" svg:x1="14.864cm" svg:y1="21.963cm" svg:x2="14.583cm" svg:y2="22.217cm">
            <text:p/>
          </draw:line>
        </draw:g>
        <draw:g>
          <draw:line draw:style-name="gr8" draw:text-style-name="P1" draw:layer="layout" svg:x1="15.484cm" svg:y1="21.963cm" svg:x2="15.738cm" svg:y2="22.217cm">
            <text:p/>
          </draw:line>
          <draw:line draw:style-name="gr8" draw:text-style-name="P1" draw:layer="layout" svg:x1="15.765cm" svg:y1="21.963cm" svg:x2="15.484cm" svg:y2="22.217cm">
            <text:p/>
          </draw:line>
        </draw:g>
        <draw:custom-shape draw:style-name="gr9" draw:text-style-name="P1" draw:layer="layout" svg:width="0.261cm" svg:height="0.261cm" svg:x="15.028cm" svg:y="22.0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61cm" svg:height="0.261cm" svg:x="15.528cm" svg:y="22.8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0" draw:text-style-name="P1" draw:layer="layout" svg:x1="8.685cm" svg:y1="22.826cm" svg:x2="8.939cm" svg:y2="23.08cm">
            <text:p/>
          </draw:line>
          <draw:line draw:style-name="gr10" draw:text-style-name="P1" draw:layer="layout" svg:x1="8.966cm" svg:y1="22.826cm" svg:x2="8.685cm" svg:y2="23.08cm">
            <text:p/>
          </draw:line>
        </draw:g>
        <draw:g>
          <draw:line draw:style-name="gr10" draw:text-style-name="P1" draw:layer="layout" svg:x1="11.986cm" svg:y1="22.826cm" svg:x2="12.24cm" svg:y2="23.08cm">
            <text:p/>
          </draw:line>
          <draw:line draw:style-name="gr10" draw:text-style-name="P1" draw:layer="layout" svg:x1="12.267cm" svg:y1="22.826cm" svg:x2="11.986cm" svg:y2="23.08cm">
            <text:p/>
          </draw:line>
        </draw:g>
        <draw:g>
          <draw:line draw:style-name="gr10" draw:text-style-name="P1" draw:layer="layout" svg:x1="14.587cm" svg:y1="22.426cm" svg:x2="14.841cm" svg:y2="22.68cm">
            <text:p/>
          </draw:line>
          <draw:line draw:style-name="gr10" draw:text-style-name="P1" draw:layer="layout" svg:x1="14.868cm" svg:y1="22.426cm" svg:x2="14.587cm" svg:y2="22.68cm">
            <text:p/>
          </draw:line>
        </draw:g>
        <draw:line draw:style-name="gr13" draw:text-style-name="P1" draw:layer="layout" svg:x1="10.525cm" svg:y1="20.693cm" svg:x2="9.236cm" svg:y2="21.723cm">
          <text:p/>
        </draw:line>
        <draw:line draw:style-name="gr13" draw:text-style-name="P1" draw:layer="layout" svg:x1="11.853cm" svg:y1="20.911cm" svg:x2="12.157cm" svg:y2="21.75cm">
          <text:p/>
        </draw:line>
        <draw:line draw:style-name="gr13" draw:text-style-name="P1" draw:layer="layout" svg:x1="12.43cm" svg:y1="20.685cm" svg:x2="14.443cm" svg:y2="21.75cm">
          <text:p/>
        </draw:line>
        <draw:custom-shape draw:style-name="gr29" draw:text-style-name="P1" draw:layer="layout" svg:width="1.524cm" svg:height="1.524cm" svg:x="10.791cm" svg:y="19.1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draw:layer="layout" svg:width="1.524cm" svg:height="1.524cm" svg:x="11.292cm" svg:y="21.7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draw:layer="layout" svg:width="1.524cm" svg:height="1.524cm" svg:x="8.493cm" svg:y="21.8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draw:layer="layout" svg:width="1.524cm" svg:height="1.524cm" svg:x="14.394cm" svg:y="21.7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.016cm" svg:height="1.016cm" svg:x="5.687cm" svg:y="20.49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g>
          <draw:line draw:style-name="gr8" draw:text-style-name="P1" draw:layer="layout" svg:x1="5.056cm" svg:y1="20.829cm" svg:x2="5.31cm" svg:y2="21.083cm">
            <text:p/>
          </draw:line>
          <draw:line draw:style-name="gr8" draw:text-style-name="P1" draw:layer="layout" svg:x1="5.337cm" svg:y1="20.829cm" svg:x2="5.056cm" svg:y2="21.083cm">
            <text:p/>
          </draw:line>
        </draw:g>
        <draw:custom-shape draw:style-name="gr15" draw:text-style-name="P2" draw:layer="layout" svg:width="3.972cm" svg:height="1.416cm" svg:x="6.195cm" svg:y="19.161cm">
          <text:p text:style-name="P1"><text:span text:style-name="T1">Where should I put X,</text:span></text:p>
          <text:p text:style-name="P1"><text:span text:style-name="T1">to win the game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599.09388371508 26828.510938602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6" draw:text-style-name="P3" draw:layer="layout" svg:width="2.267cm" svg:height="0.641cm" svg:x="6.541cm" svg:y="20.966cm">
          <draw:text-box>
            <text:p><text:span text:style-name="T1">Player One</text:span></text:p>
          </draw:text-box>
        </draw:frame>
        <draw:line draw:style-name="gr7" draw:text-style-name="P1" draw:layer="layout" svg:x1="23.724cm" svg:y1="24.122cm" svg:x2="23.724cm" svg:y2="26.239cm">
          <text:p/>
        </draw:line>
        <draw:line draw:style-name="gr7" draw:text-style-name="P1" draw:layer="layout" svg:x1="24.39cm" svg:y1="24.122cm" svg:x2="24.39cm" svg:y2="26.239cm">
          <text:p/>
        </draw:line>
        <draw:line draw:style-name="gr7" draw:text-style-name="P1" draw:layer="layout" svg:x1="22.877cm" svg:y1="24.757cm" svg:x2="25.205cm" svg:y2="24.757cm">
          <text:p/>
        </draw:line>
        <draw:line draw:style-name="gr7" draw:text-style-name="P1" draw:layer="layout" svg:x1="22.879cm" svg:y1="25.423cm" svg:x2="25.207cm" svg:y2="25.423cm">
          <text:p/>
        </draw:line>
        <draw:g>
          <draw:line draw:style-name="gr8" draw:text-style-name="P1" draw:layer="layout" svg:x1="23.037cm" svg:y1="24.135cm" svg:x2="23.46cm" svg:y2="24.558cm">
            <text:p/>
          </draw:line>
          <draw:line draw:style-name="gr8" draw:text-style-name="P1" draw:layer="layout" svg:x1="23.505cm" svg:y1="24.135cm" svg:x2="23.037cm" svg:y2="24.558cm">
            <text:p/>
          </draw:line>
        </draw:g>
        <draw:g>
          <draw:line draw:style-name="gr8" draw:text-style-name="P1" draw:layer="layout" svg:x1="24.495cm" svg:y1="25.596cm" svg:x2="24.918cm" svg:y2="26.019cm">
            <text:p/>
          </draw:line>
          <draw:line draw:style-name="gr8" draw:text-style-name="P1" draw:layer="layout" svg:x1="24.963cm" svg:y1="25.596cm" svg:x2="24.495cm" svg:y2="26.019cm">
            <text:p/>
          </draw:line>
        </draw:g>
        <draw:g>
          <draw:line draw:style-name="gr8" draw:text-style-name="P1" draw:layer="layout" svg:x1="23.86cm" svg:y1="24.876cm" svg:x2="24.283cm" svg:y2="25.299cm">
            <text:p/>
          </draw:line>
          <draw:line draw:style-name="gr8" draw:text-style-name="P1" draw:layer="layout" svg:x1="24.328cm" svg:y1="24.876cm" svg:x2="23.86cm" svg:y2="25.299cm">
            <text:p/>
          </draw:line>
        </draw:g>
        <draw:path draw:style-name="gr30" draw:text-style-name="P1" draw:layer="layout" svg:width="1.129cm" svg:height="1.051cm" draw:transform="skewX (0.000872664625997104) rotate (-2.24501701684031) translate (24.045741614484cm 24.2887798104067cm)" svg:viewBox="0 0 1130 1052" svg:d="M347 1052c207 1 414-54 598-171 162-103 246-313 132-475-106-151-184-353-398-396-219-44-430 59-559 222l-78 184-42 280 87 134">
          <text:p/>
        </draw:path>
        <draw:line draw:style-name="gr31" draw:text-style-name="P1" draw:layer="layout" svg:x1="23.479cm" svg:y1="25.003cm" svg:x2="24.368cm" svg:y2="26.019cm">
          <text:p/>
        </draw:line>
        <draw:line draw:style-name="gr7" draw:text-style-name="P1" draw:layer="layout" svg:x1="23.712cm" svg:y1="21.014cm" svg:x2="23.712cm" svg:y2="23.131cm">
          <text:p/>
        </draw:line>
        <draw:line draw:style-name="gr7" draw:text-style-name="P1" draw:layer="layout" svg:x1="24.378cm" svg:y1="21.014cm" svg:x2="24.378cm" svg:y2="23.131cm">
          <text:p/>
        </draw:line>
        <draw:line draw:style-name="gr7" draw:text-style-name="P1" draw:layer="layout" svg:x1="22.865cm" svg:y1="21.649cm" svg:x2="25.193cm" svg:y2="21.649cm">
          <text:p/>
        </draw:line>
        <draw:line draw:style-name="gr7" draw:text-style-name="P1" draw:layer="layout" svg:x1="22.867cm" svg:y1="22.315cm" svg:x2="25.195cm" svg:y2="22.315cm">
          <text:p/>
        </draw:line>
        <draw:g>
          <draw:line draw:style-name="gr8" draw:text-style-name="P1" draw:layer="layout" svg:x1="23.025cm" svg:y1="21.027cm" svg:x2="23.448cm" svg:y2="21.45cm">
            <text:p/>
          </draw:line>
          <draw:line draw:style-name="gr8" draw:text-style-name="P1" draw:layer="layout" svg:x1="23.493cm" svg:y1="21.027cm" svg:x2="23.025cm" svg:y2="21.45cm">
            <text:p/>
          </draw:line>
        </draw:g>
        <draw:g>
          <draw:line draw:style-name="gr8" draw:text-style-name="P1" draw:layer="layout" svg:x1="23.098cm" svg:y1="22.467cm" svg:x2="23.521cm" svg:y2="22.89cm">
            <text:p/>
          </draw:line>
          <draw:line draw:style-name="gr8" draw:text-style-name="P1" draw:layer="layout" svg:x1="23.566cm" svg:y1="22.467cm" svg:x2="23.098cm" svg:y2="22.89cm">
            <text:p/>
          </draw:line>
        </draw:g>
        <draw:g>
          <draw:line draw:style-name="gr8" draw:text-style-name="P1" draw:layer="layout" svg:x1="23.105cm" svg:y1="21.752cm" svg:x2="23.528cm" svg:y2="22.175cm">
            <text:p/>
          </draw:line>
          <draw:line draw:style-name="gr8" draw:text-style-name="P1" draw:layer="layout" svg:x1="23.573cm" svg:y1="21.752cm" svg:x2="23.105cm" svg:y2="22.175cm">
            <text:p/>
          </draw:line>
        </draw:g>
        <draw:path draw:style-name="gr30" draw:text-style-name="P1" draw:layer="layout" svg:width="1.129cm" svg:height="1.051cm" draw:transform="skewX (0.0008726646259972) rotate (-2.24501701684031) translate (24.033741614484cm 21.1807798104067cm)" svg:viewBox="0 0 1130 1052" svg:d="M347 1052c207 1 414-54 598-171 162-103 246-313 132-475-106-151-184-353-398-396-219-44-430 59-559 222l-78 184-42 280 87 134">
          <text:p/>
        </draw:path>
        <draw:line draw:style-name="gr31" draw:text-style-name="P1" draw:layer="layout" svg:x1="22.744cm" svg:y1="21.874cm" svg:x2="22.744cm" svg:y2="23.017cm">
          <text:p/>
        </draw:line>
        <draw:custom-shape draw:style-name="gr1" draw:text-style-name="P1" draw:layer="layout" svg:width="2.413cm" svg:height="2.286cm" svg:x="22.844cm" svg:y="23.9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413cm" svg:height="2.286cm" svg:x="25.996cm" svg:y="20.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26.864cm" svg:y1="21.002cm" svg:x2="26.864cm" svg:y2="23.119cm">
          <text:p/>
        </draw:line>
        <draw:line draw:style-name="gr7" draw:text-style-name="P1" draw:layer="layout" svg:x1="27.53cm" svg:y1="21.002cm" svg:x2="27.53cm" svg:y2="23.119cm">
          <text:p/>
        </draw:line>
        <draw:line draw:style-name="gr7" draw:text-style-name="P1" draw:layer="layout" svg:x1="26.017cm" svg:y1="21.637cm" svg:x2="28.345cm" svg:y2="21.637cm">
          <text:p/>
        </draw:line>
        <draw:line draw:style-name="gr7" draw:text-style-name="P1" draw:layer="layout" svg:x1="26.019cm" svg:y1="22.303cm" svg:x2="28.347cm" svg:y2="22.303cm">
          <text:p/>
        </draw:line>
        <draw:g>
          <draw:line draw:style-name="gr8" draw:text-style-name="P1" draw:layer="layout" svg:x1="26.937cm" svg:y1="21.786cm" svg:x2="27.36cm" svg:y2="22.209cm">
            <text:p/>
          </draw:line>
          <draw:line draw:style-name="gr8" draw:text-style-name="P1" draw:layer="layout" svg:x1="27.405cm" svg:y1="21.786cm" svg:x2="26.937cm" svg:y2="22.209cm">
            <text:p/>
          </draw:line>
        </draw:g>
        <draw:g>
          <draw:line draw:style-name="gr8" draw:text-style-name="P1" draw:layer="layout" svg:x1="27.659cm" svg:y1="21.786cm" svg:x2="28.082cm" svg:y2="22.209cm">
            <text:p/>
          </draw:line>
          <draw:line draw:style-name="gr8" draw:text-style-name="P1" draw:layer="layout" svg:x1="28.127cm" svg:y1="21.786cm" svg:x2="27.659cm" svg:y2="22.209cm">
            <text:p/>
          </draw:line>
        </draw:g>
        <draw:g>
          <draw:line draw:style-name="gr8" draw:text-style-name="P1" draw:layer="layout" svg:x1="26.257cm" svg:y1="21.74cm" svg:x2="26.68cm" svg:y2="22.163cm">
            <text:p/>
          </draw:line>
          <draw:line draw:style-name="gr8" draw:text-style-name="P1" draw:layer="layout" svg:x1="26.725cm" svg:y1="21.74cm" svg:x2="26.257cm" svg:y2="22.163cm">
            <text:p/>
          </draw:line>
        </draw:g>
        <draw:path draw:style-name="gr30" draw:text-style-name="P1" draw:layer="layout" svg:width="1.129cm" svg:height="1.051cm" draw:transform="skewX (0.000872664625997105) rotate (-2.24501701684031) translate (27.185741614484cm 21.8687798104067cm)" svg:viewBox="0 0 1130 1052" svg:d="M347 1052c207 1 414-54 598-171 162-103 246-313 132-475-106-151-184-353-398-396-219-44-430 59-559 222l-78 184-42 280 87 134">
          <text:p/>
        </draw:path>
        <draw:line draw:style-name="gr31" draw:text-style-name="P1" draw:layer="layout" svg:x1="26.924cm" svg:y1="22.436cm" svg:x2="28.194cm" svg:y2="22.436cm">
          <text:p/>
        </draw:line>
        <draw:line draw:style-name="gr7" draw:text-style-name="P1" draw:layer="layout" svg:x1="27.012cm" svg:y1="24.111cm" svg:x2="27.012cm" svg:y2="26.228cm">
          <text:p/>
        </draw:line>
        <draw:line draw:style-name="gr7" draw:text-style-name="P1" draw:layer="layout" svg:x1="27.678cm" svg:y1="24.111cm" svg:x2="27.678cm" svg:y2="26.228cm">
          <text:p/>
        </draw:line>
        <draw:line draw:style-name="gr7" draw:text-style-name="P1" draw:layer="layout" svg:x1="26.165cm" svg:y1="24.746cm" svg:x2="28.493cm" svg:y2="24.746cm">
          <text:p/>
        </draw:line>
        <draw:line draw:style-name="gr7" draw:text-style-name="P1" draw:layer="layout" svg:x1="26.167cm" svg:y1="25.412cm" svg:x2="28.495cm" svg:y2="25.412cm">
          <text:p/>
        </draw:line>
        <draw:g>
          <draw:line draw:style-name="gr8" draw:text-style-name="P1" draw:layer="layout" svg:x1="26.325cm" svg:y1="25.624cm" svg:x2="26.748cm" svg:y2="26.047cm">
            <text:p/>
          </draw:line>
          <draw:line draw:style-name="gr8" draw:text-style-name="P1" draw:layer="layout" svg:x1="26.793cm" svg:y1="25.624cm" svg:x2="26.325cm" svg:y2="26.047cm">
            <text:p/>
          </draw:line>
        </draw:g>
        <draw:g>
          <draw:line draw:style-name="gr8" draw:text-style-name="P1" draw:layer="layout" svg:x1="27.783cm" svg:y1="24.185cm" svg:x2="28.206cm" svg:y2="24.608cm">
            <text:p/>
          </draw:line>
          <draw:line draw:style-name="gr8" draw:text-style-name="P1" draw:layer="layout" svg:x1="28.251cm" svg:y1="24.185cm" svg:x2="27.783cm" svg:y2="24.608cm">
            <text:p/>
          </draw:line>
        </draw:g>
        <draw:g>
          <draw:line draw:style-name="gr8" draw:text-style-name="P1" draw:layer="layout" svg:x1="27.148cm" svg:y1="24.865cm" svg:x2="27.571cm" svg:y2="25.288cm">
            <text:p/>
          </draw:line>
          <draw:line draw:style-name="gr8" draw:text-style-name="P1" draw:layer="layout" svg:x1="27.616cm" svg:y1="24.865cm" svg:x2="27.148cm" svg:y2="25.288cm">
            <text:p/>
          </draw:line>
        </draw:g>
        <draw:path draw:style-name="gr30" draw:text-style-name="P1" draw:layer="layout" svg:width="1.129cm" svg:height="1.051cm" draw:transform="skewX (0.000872664625997104) rotate (-2.24501701684031) translate (27.333741614484cm 25.7777798104067cm)" svg:viewBox="0 0 1130 1052" svg:d="M347 1052c207 1 414-54 598-171 162-103 246-313 132-475-106-151-184-353-398-396-219-44-430 59-559 222l-78 184-42 280 87 134">
          <text:p/>
        </draw:path>
        <draw:line draw:style-name="gr31" draw:text-style-name="P1" draw:layer="layout" svg:x1="27.316cm" svg:y1="25.738cm" svg:x2="28.332cm" svg:y2="24.849cm">
          <text:p/>
        </draw:line>
        <draw:custom-shape draw:style-name="gr1" draw:text-style-name="P1" draw:layer="layout" svg:width="2.413cm" svg:height="2.286cm" svg:x="26.132cm" svg:y="23.9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7" draw:layer="layout" svg:width="5.747cm" svg:height="0.721cm" svg:x="23.066cm" svg:y="19.288cm">
          <draw:text-box>
            <text:p><text:span text:style-name="T3">Checking the win conditions</text:span></text:p>
          </draw:text-box>
        </draw:frame>
        <draw:frame draw:style-name="gr33" draw:text-style-name="P9" draw:layer="layout" svg:width="2.97cm" svg:height="1.191cm" svg:x="19.542cm" svg:y="21.32cm">
          <draw:text-box>
            <text:p text:style-name="P1"><text:span text:style-name="T3">topmost cell</text:span></text:p>
            <text:p text:style-name="P1"><text:span text:style-name="T3">vertical strike</text:span></text:p>
          </draw:text-box>
        </draw:frame>
        <draw:frame draw:style-name="gr34" draw:text-style-name="P9" draw:layer="layout" svg:width="3.556cm" svg:height="1.297cm" svg:x="28.559cm" svg:y="21.293cm">
          <draw:text-box>
            <text:p text:style-name="P1"><text:span text:style-name="T3">leftmost cell</text:span></text:p>
            <text:p text:style-name="P1"><text:span text:style-name="T3">horizontal strike</text:span></text:p>
          </draw:text-box>
        </draw:frame>
        <draw:frame draw:style-name="gr35" draw:text-style-name="P9" draw:layer="layout" svg:width="3.986cm" svg:height="1.27cm" svg:x="18.907cm" svg:y="24.368cm">
          <draw:text-box>
            <text:p text:style-name="P1"><text:span text:style-name="T3">top leftmost cell</text:span></text:p>
            <text:p text:style-name="P1"><text:span text:style-name="T3">left diagonal strike</text:span></text:p>
          </draw:text-box>
        </draw:frame>
        <draw:frame draw:style-name="gr36" draw:text-style-name="P9" draw:layer="layout" svg:width="4.367cm" svg:height="1.661cm" svg:x="28.61cm" svg:y="24.368cm">
          <draw:text-box>
            <text:p text:style-name="P1"><text:span text:style-name="T3">bottom leftmost cell</text:span></text:p>
            <text:p text:style-name="P1"><text:span text:style-name="T3">right diagonal strik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_20_2" draw:display-name="Arrowhead 2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Звичайни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4T16:32:56.271246000</meta:creation-date>
    <dc:date>2017-01-15T19:47:54.752332000</dc:date>
    <meta:editing-duration>PT3H36M34S</meta:editing-duration>
    <meta:editing-cycles>3</meta:editing-cycles>
    <meta:generator>LibreOffice/4.3.1.2$MacOSX_x86 LibreOffice_project/958349dc3b25111dbca392fbc281a05559ef6848</meta:generator>
    <meta:document-statistic meta:object-count="371"/>
  </office:meta>
</office:document-meta>
</file>